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3cm" svg:stroke-color="#000000" draw:marker-start-width="0.279cm" draw:marker-end-width="0.279cm" draw:fill="none" draw:fill-color="#ffffff" fo:min-height="3.745cm" fo:padding-top="0.151cm" fo:padding-bottom="0.151cm" fo:padding-left="0.276cm" fo:padding-right="0.276cm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objectwithoutfill">
      <style:graphic-properties svg:stroke-width="0.053cm" svg:stroke-color="#2a6099" draw:marker-start="Circle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2.032cm" fo:min-width="2.009cm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fo:min-height="0.85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55cm" fo:min-width="4cm"/>
    </style:style>
    <style:style style:name="gr7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0.162cm" fo:min-width="0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ffa6a6" draw:textarea-horizontal-align="justify" draw:textarea-vertical-align="middle" draw:auto-grow-height="false" fo:min-height="0.162cm" fo:min-width="0cm" fo:padding-top="0.151cm" fo:padding-bottom="0.151cm" fo:padding-left="0.276cm" fo:padding-right="0.276cm"/>
    </style:style>
    <style:style style:name="gr9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0.972cm" fo:min-width="0.824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-color="#ffa6a6" draw:textarea-horizontal-align="justify" draw:textarea-vertical-align="middle" draw:auto-grow-height="false" fo:min-height="0.352cm" fo:min-width="0.167cm" fo:padding-top="0.151cm" fo:padding-bottom="0.151cm" fo:padding-left="0.276cm" fo:padding-right="0.276cm"/>
    </style:style>
    <style:style style:name="gr11" style:family="graphic" style:parent-style-name="standard">
      <style:graphic-properties draw:stroke="solid" svg:stroke-width="0.053cm" svg:stroke-color="#000000" draw:marker-start-width="0.279cm" draw:marker-end-width="0.279cm" draw:fill="none" draw:fill-color="#ffffff" fo:min-height="1.423cm" fo:padding-top="0.151cm" fo:padding-bottom="0.151cm" fo:padding-left="0.276cm" fo:padding-right="0.276cm"/>
    </style:style>
    <style:style style:name="gr12" style:family="graphic" style:parent-style-name="objectwithoutfill">
      <style:graphic-properties draw:stroke="dash" draw:stroke-dash="Ultrafine_20_Dashed" svg:stroke-width="0.106cm" svg:stroke-color="#2a6099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3" style:family="graphic" style:parent-style-name="standard">
      <style:graphic-properties draw:stroke="none" svg:stroke-color="#000000" draw:fill="solid" draw:fill-color="#2a6099" fo:min-height="0.301cm"/>
    </style:style>
    <style:style style:name="gr14" style:family="graphic" style:parent-style-name="Object_20_with_20_no_20_fill_20_and_20_no_20_line">
      <style:graphic-properties draw:fill="solid" draw:fill-color="#2a6099" draw:textarea-horizontal-align="center" draw:textarea-vertical-align="middle" draw:ole-draw-aspect="1" style:protect="size"/>
    </style:style>
    <style:style style:name="gr15" style:family="graphic" style:parent-style-name="objectwithoutfill">
      <style:graphic-properties svg:stroke-width="0.053cm" svg:stroke-color="#ffa6a6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stroke="none" svg:stroke-color="#000000" draw:fill="none" draw:fill-color="#ffffff" fo:min-height="0.712cm"/>
    </style:style>
    <style:style style:name="gr17" style:family="graphic" style:parent-style-name="standard">
      <style:graphic-properties draw:stroke="none" svg:stroke-color="#000000" draw:fill="none" draw:fill-color="#ffffff" fo:min-height="0.612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start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  <style:text-properties fo:color="#2a6099"/>
    </style:style>
    <style:style style:name="P8" style:family="paragraph">
      <style:paragraph-properties fo:text-align="center"/>
      <style:text-properties fo:color="#2a6099" fo:font-weight="bold" style:font-weight-asian="bold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color="#2a6099" fo:font-weight="bold" style:font-weight-asian="bold" style:font-weight-complex="bold"/>
    </style:style>
    <style:style style:name="P10" style:family="paragraph">
      <loext:graphic-properties draw:fill-color="#ffa6a6"/>
      <style:paragraph-properties fo:text-align="center"/>
    </style:style>
    <style:style style:name="P11" style:family="paragraph">
      <style:paragraph-properties fo:text-align="center"/>
      <style:text-properties style:use-window-font-color="true" fo:font-size="14pt" style:font-size-asian="14pt" style:font-size-complex="14pt"/>
    </style:style>
    <style:style style:name="P12" style:family="paragraph">
      <loext:graphic-properties draw:fill="solid" draw:fill-color="#2a6099"/>
      <style:paragraph-properties fo:text-align="center"/>
      <style:text-properties style:use-window-font-color="true" fo:font-size="14pt" style:font-size-asian="14pt" style:font-size-complex="14pt"/>
    </style:style>
    <style:style style:name="P13" style:family="paragraph">
      <loext:graphic-properties draw:fill="solid" draw:fill-color="#2a6099"/>
      <style:paragraph-properties fo:text-align="center"/>
    </style:style>
    <style:style style:name="P14" style:family="paragraph">
      <style:paragraph-properties fo:text-align="center"/>
      <style:text-properties fo:color="#ffa6a6" fo:font-weight="bold" style:font-weight-asian="bold" style:font-weight-complex="bold"/>
    </style:style>
    <style:style style:name="P15" style:family="paragraph">
      <loext:graphic-properties draw:fill="none" draw:fill-color="#ffffff"/>
      <style:paragraph-properties fo:text-align="center"/>
      <style:text-properties fo:color="#ffa6a6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color="#2a6099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2a6099" fo:font-weight="bold" style:font-weight-asian="bold" style:font-weight-complex="bold"/>
    </style:style>
    <style:style style:name="T5" style:family="text">
      <style:text-properties style:use-window-font-color="true" fo:font-size="14pt" style:font-size-asian="14pt" style:font-size-complex="14pt"/>
    </style:style>
    <style:style style:name="T6" style:family="text">
      <style:text-properties fo:color="#ffa6a6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13cm" svg:height="4.047cm" svg:x="4.1cm" svg:y="1.071cm">
          <draw:text-box>
            <text:p text:style-name="P1"><text:span text:style-name="T1">Ro</text:span><text:span text:style-name="T1">ot</text:span></text:p>
            <text:p text:style-name="P1"><text:span text:style-name="T2"/></text:p>
            <text:p text:style-name="P2"><text:span text:style-name="T2">co</text:span><text:span text:style-name="T2">nst </text:span><text:span text:style-name="T2">int </text:span><text:span text:style-name="T2">nu</text:span><text:span text:style-name="T2">m_</text:span><text:span text:style-name="T2">fee</text:span><text:span text:style-name="T2">de</text:span><text:span text:style-name="T2">rs;</text:span></text:p>
            <text:p text:style-name="P2"><text:span text:style-name="T2">co</text:span><text:span text:style-name="T2">nst </text:span><text:span text:style-name="T2">int </text:span><text:span text:style-name="T2">nu</text:span><text:span text:style-name="T2">m_</text:span><text:span text:style-name="T2">lat</text:span><text:span text:style-name="T2">er</text:span><text:span text:style-name="T2">als</text:span><text:span text:style-name="T2">_p</text:span><text:span text:style-name="T2">er</text:span><text:span text:style-name="T2">_fe</text:span><text:span text:style-name="T2">ed</text:span><text:span text:style-name="T2">er;</text:span></text:p>
            <text:p text:style-name="P2"><text:span text:style-name="T3">st</text:span><text:span text:style-name="T3">d::</text:span><text:span text:style-name="T3">ve</text:span><text:span text:style-name="T3">ct</text:span><text:span text:style-name="T3">or</text:span><text:span text:style-name="T3">&lt;s</text:span><text:span text:style-name="T3">td:</text:span><text:span text:style-name="T3">:li</text:span><text:span text:style-name="T3">st</text:span><text:span text:style-name="T3">&lt;L</text:span><text:span text:style-name="T3">at</text:span><text:span text:style-name="T3">er</text:span><text:span text:style-name="T3">al</text:span><text:span text:style-name="T3">&gt;&gt; </text:span><text:span text:style-name="T3">fe</text:span><text:span text:style-name="T3">ed</text:span><text:span text:style-name="T3">er</text:span><text:span text:style-name="T3">s;</text:span></text:p>
          </draw:text-box>
        </draw:frame>
        <draw:frame draw:style-name="gr2" draw:text-style-name="P4" draw:layer="layout" svg:width="1.4cm" svg:height="0.53cm" svg:x="10.8cm" svg:y="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4" draw:layer="layout" svg:width="2.086cm" svg:height="0.53cm" svg:x="8.6cm" svg:y="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3" draw:text-style-name="P5" draw:layer="layout" svg:x1="6.6cm" svg:y1="4.8cm" svg:x2="1.9cm" svg:y2="5.9cm">
          <text:p/>
        </draw:line>
        <draw:custom-shape draw:style-name="gr4" draw:text-style-name="P6" draw:layer="layout" svg:width="3.621cm" svg:height="3.3cm" svg:x="4.979cm" svg:y="6.2cm">
          <text:p text:style-name="P4"><text:span text:style-name="T1">Lateral</text:span></text:p>
          <text:p text:style-name="P4"><text:span text:style-name="T3">list&lt;Branch&gt;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7" draw:layer="layout" svg:x1="6.788cm" svg:y1="9.593cm" svg:x2="6.8cm" svg:y2="11.9cm">
          <text:p/>
        </draw:line>
        <draw:custom-shape draw:style-name="gr4" draw:text-style-name="P6" draw:layer="layout" svg:width="3.621cm" svg:height="3.3cm" svg:x="4.979cm" svg:y="16.7cm">
          <text:p text:style-name="P4"><text:span text:style-name="T1">Lateral</text:span></text:p>
          <text:p text:style-name="P4"><text:span text:style-name="T3">list&lt;Branch&gt;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7" draw:layer="layout" svg:x1="6.8cm" svg:y1="14.438cm" svg:x2="6.8cm" svg:y2="16.501cm">
          <text:p/>
        </draw:line>
        <draw:frame draw:style-name="gr5" draw:text-style-name="P9" draw:layer="layout" svg:width="1.5cm" svg:height="1.1cm" svg:x="6.1cm" svg:y="12.5cm">
          <draw:text-box>
            <text:p text:style-name="P8"><text:span text:style-name="T1">...</text:span></text:p>
          </draw:text-box>
        </draw:frame>
        <draw:line draw:style-name="gr3" draw:text-style-name="P5" draw:layer="layout" svg:x1="6.767cm" svg:y1="8.6cm" svg:x2="8.467cm" svg:y2="10cm">
          <text:p/>
        </draw:line>
        <draw:custom-shape draw:style-name="gr6" draw:text-style-name="P5" draw:layer="layout" svg:width="4.5cm" svg:height="1.8cm" svg:x="8.5cm" svg:y="9.108cm">
          <text:p text:style-name="P4"><text:span text:style-name="T1">Branch</text:span></text:p>
          <text:p text:style-name="P4"><text:span text:style-name="T4">vector&lt;Leaf&gt;</text:span>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.1cm" svg:height="1.1cm" svg:x="14.099cm" svg:y="9.389cm">
          <draw:text-box>
            <text:p text:style-name="P8"><text:span text:style-name="T1">...</text:span></text:p>
          </draw:text-box>
        </draw:frame>
        <draw:line draw:style-name="gr3" draw:text-style-name="P5" draw:layer="layout" svg:x1="15.1cm" svg:y1="10.054cm" svg:x2="16.3cm" svg:y2="10.054cm">
          <text:p/>
        </draw:line>
        <draw:custom-shape draw:style-name="gr6" draw:text-style-name="P5" draw:layer="layout" svg:width="4.5cm" svg:height="1.8cm" svg:x="16.3cm" svg:y="9.154cm">
          <text:p text:style-name="P4"><text:span text:style-name="T1">Branch</text:span></text:p>
          <text:p text:style-name="P4"><text:span text:style-name="T4">vector&lt;Leaf&gt;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719cm" svg:height="0.654cm" svg:x="5.9cm" svg:y="6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0" draw:layer="layout" svg:width="0.719cm" svg:height="0.654cm" svg:x="6.881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719cm" svg:height="0.654cm" svg:x="5.912cm" svg:y="16.96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0" draw:layer="layout" svg:width="0.719cm" svg:height="0.654cm" svg:x="6.893cm" svg:y="16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719cm" svg:height="0.654cm" svg:x="10cm" svg:y="8.7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0" draw:layer="layout" svg:width="0.719cm" svg:height="0.654cm" svg:x="10.981cm" svg:y="8.7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719cm" svg:height="0.654cm" svg:x="17.7cm" svg:y="8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0" draw:layer="layout" svg:width="0.719cm" svg:height="0.654cm" svg:x="18.681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944cm" svg:height="1.8cm" svg:x="9.6cm" svg:y="12.208cm">
          <text:p text:style-name="P4"><text:span text:style-name="T1">Leaf</text:span></text:p>
          <text:p text:style-name="P4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1.074cm" svg:height="0.377cm" svg:x="10.1cm" svg:y="1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8" draw:text-style-name="P10" draw:layer="layout" svg:width="0.719cm" svg:height="0.654cm" svg:x="10.181cm" svg:y="11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0.6cm" svg:y1="10.608cm" svg:x2="10.6cm" svg:y2="12.208cm">
          <text:p/>
        </draw:line>
        <draw:custom-shape draw:style-name="gr9" draw:text-style-name="P6" draw:layer="layout" svg:width="1.944cm" svg:height="1.8cm" svg:x="9.6cm" svg:y="14.208cm">
          <text:p text:style-name="P4"><text:span text:style-name="T1">Leaf</text:span></text:p>
          <text:p text:style-name="P4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719cm" svg:height="0.654cm" svg:x="10.181cm" svg:y="13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944cm" svg:height="1.8cm" svg:x="9.633cm" svg:y="16.775cm">
          <text:p text:style-name="P4"><text:span text:style-name="T1">Leaf</text:span></text:p>
          <text:p text:style-name="P4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719cm" svg:height="0.654cm" svg:x="10.214cm" svg:y="16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1.2cm" svg:height="1.1cm" svg:x="10cm" svg:y="15.608cm">
          <draw:text-box>
            <text:p text:style-name="P1"><text:span text:style-name="T1">...</text:span></text:p>
          </draw:text-box>
        </draw:frame>
        <draw:line draw:style-name="gr3" draw:text-style-name="P5" draw:layer="layout" svg:x1="13.1cm" svg:y1="10.054cm" svg:x2="14.3cm" svg:y2="10.054cm">
          <text:p/>
        </draw:line>
        <draw:frame draw:style-name="gr5" draw:text-style-name="P9" draw:layer="layout" svg:width="1.2cm" svg:height="1.1cm" svg:x="3.7cm" svg:y="7cm">
          <draw:text-box>
            <text:p text:style-name="P8"><text:span text:style-name="T1">...</text:span></text:p>
          </draw:text-box>
        </draw:frame>
        <draw:line draw:style-name="gr3" draw:text-style-name="P5" draw:layer="layout" svg:x1="6.8cm" svg:y1="19.1cm" svg:x2="8.5cm" svg:y2="20.5cm">
          <text:p/>
        </draw:line>
        <draw:custom-shape draw:style-name="gr6" draw:text-style-name="P5" draw:layer="layout" svg:width="4.5cm" svg:height="1.8cm" svg:x="8.533cm" svg:y="19.608cm">
          <text:p text:style-name="P4"><text:span text:style-name="T1">Branch</text:span></text:p>
          <text:p text:style-name="P4"><text:span text:style-name="T4">vector&lt;Leaf&gt;</text:span>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.1cm" svg:height="1.1cm" svg:x="14.132cm" svg:y="19.889cm">
          <draw:text-box>
            <text:p text:style-name="P8"><text:span text:style-name="T1">...</text:span></text:p>
          </draw:text-box>
        </draw:frame>
        <draw:line draw:style-name="gr3" draw:text-style-name="P5" draw:layer="layout" svg:x1="15.133cm" svg:y1="20.554cm" svg:x2="16.333cm" svg:y2="20.554cm">
          <text:p/>
        </draw:line>
        <draw:custom-shape draw:style-name="gr6" draw:text-style-name="P5" draw:layer="layout" svg:width="4.5cm" svg:height="1.8cm" svg:x="16.333cm" svg:y="19.654cm">
          <text:p text:style-name="P4"><text:span text:style-name="T1">Branch</text:span></text:p>
          <text:p text:style-name="P4"><text:span text:style-name="T4">vector&lt;Leaf&gt;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719cm" svg:height="0.654cm" svg:x="10.033cm" svg:y="19.2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0" draw:layer="layout" svg:width="0.719cm" svg:height="0.654cm" svg:x="11.014cm" svg:y="19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719cm" svg:height="0.654cm" svg:x="17.733cm" svg:y="19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0" draw:layer="layout" svg:width="0.719cm" svg:height="0.654cm" svg:x="18.714cm" svg:y="1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3.133cm" svg:y1="20.554cm" svg:x2="14.333cm" svg:y2="20.554cm">
          <text:p/>
        </draw:line>
        <draw:custom-shape draw:style-name="gr4" draw:text-style-name="P6" draw:layer="layout" svg:width="3.621cm" svg:height="3.3cm" svg:x="0.079cm" svg:y="6cm">
          <text:p text:style-name="P4"><text:span text:style-name="T1">Later</text:span><text:span text:style-name="T1">al</text:span></text:p>
          <text:p text:style-name="P4"><text:span text:style-name="T3">list&lt;</text:span><text:span text:style-name="T3">Bran</text:span><text:span text:style-name="T3">ch&gt;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7" draw:layer="layout" svg:x1="1.888cm" svg:y1="9.432cm" svg:x2="1.9cm" svg:y2="11.739cm">
          <text:p/>
        </draw:line>
        <draw:custom-shape draw:style-name="gr4" draw:text-style-name="P6" draw:layer="layout" svg:width="3.621cm" svg:height="3.3cm" svg:x="0.079cm" svg:y="16.5cm">
          <text:p text:style-name="P4"><text:span text:style-name="T1">L</text:span><text:span text:style-name="T1">at</text:span><text:span text:style-name="T1">er</text:span><text:span text:style-name="T1">al</text:span></text:p>
          <text:p text:style-name="P4"><text:span text:style-name="T3">lis</text:span><text:span text:style-name="T3">t&lt;</text:span><text:span text:style-name="T3">B</text:span><text:span text:style-name="T3">ra</text:span><text:span text:style-name="T3">n</text:span><text:span text:style-name="T3">c</text:span><text:span text:style-name="T3">h</text:span><text:span text:style-name="T3">&gt;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7" draw:layer="layout" svg:x1="1.9cm" svg:y1="14.3cm" svg:x2="1.9cm" svg:y2="16.363cm">
          <text:p/>
        </draw:line>
        <draw:frame draw:style-name="gr5" draw:text-style-name="P9" draw:layer="layout" svg:width="1.5cm" svg:height="1.1cm" svg:x="1.2cm" svg:y="12.3cm">
          <draw:text-box>
            <text:p text:style-name="P8"><text:span text:style-name="T1">...</text:span></text:p>
          </draw:text-box>
        </draw:frame>
        <draw:custom-shape draw:style-name="gr7" draw:text-style-name="P4" draw:layer="layout" svg:width="0.719cm" svg:height="0.654cm" svg:x="1cm" svg:y="6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0" draw:layer="layout" svg:width="0.719cm" svg:height="0.654cm" svg:x="1.981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719cm" svg:height="0.654cm" svg:x="1.012cm" svg:y="16.76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0" draw:layer="layout" svg:width="0.719cm" svg:height="0.654cm" svg:x="1.993cm" svg:y="16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719cm" svg:height="0.654cm" svg:x="0.3cm" svg:y="20.74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0" draw:layer="layout" svg:width="0.719cm" svg:height="0.654cm" svg:x="0.2cm" svg:y="23.14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1" draw:text-style-name="P3" draw:layer="layout" svg:width="4.3cm" svg:height="1.725cm" svg:x="1.2cm" svg:y="20.275cm">
          <draw:text-box>
            <text:p text:style-name="P1"><text:span text:style-name="T1">Coefficients</text:span></text:p>
          </draw:text-box>
        </draw:frame>
        <draw:frame draw:style-name="gr2" draw:text-style-name="P4" draw:layer="layout" svg:width="2.396cm" svg:height="0.53cm" svg:x="2.204cm" svg:y="21.245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" draw:text-style-name="P4" draw:layer="layout" svg:width="1.074cm" svg:height="0.377cm" svg:x="10.1cm" svg:y="15.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4" draw:layer="layout" svg:width="1.074cm" svg:height="0.377cm" svg:x="10.1cm" svg:y="17.62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ustom-shape draw:style-name="gr9" draw:text-style-name="P6" draw:layer="layout" svg:width="1.944cm" svg:height="1.8cm" svg:x="17.5cm" svg:y="12.3cm">
          <text:p text:style-name="P4"><text:span text:style-name="T1">L</text:span><text:span text:style-name="T1">e</text:span><text:span text:style-name="T1">a</text:span><text:span text:style-name="T1">f</text:span></text:p>
          <text:p text:style-name="P4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1.074cm" svg:height="0.377cm" svg:x="18cm" svg:y="13.09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ustom-shape draw:style-name="gr8" draw:text-style-name="P10" draw:layer="layout" svg:width="0.719cm" svg:height="0.654cm" svg:x="18.081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8.5cm" svg:y1="10.7cm" svg:x2="18.5cm" svg:y2="12.3cm">
          <text:p/>
        </draw:line>
        <draw:custom-shape draw:style-name="gr9" draw:text-style-name="P6" draw:layer="layout" svg:width="1.944cm" svg:height="1.8cm" svg:x="17.5cm" svg:y="14.3cm">
          <text:p text:style-name="P4"><text:span text:style-name="T1">L</text:span><text:span text:style-name="T1">e</text:span><text:span text:style-name="T1">a</text:span><text:span text:style-name="T1">f</text:span></text:p>
          <text:p text:style-name="P4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719cm" svg:height="0.654cm" svg:x="18.081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944cm" svg:height="1.8cm" svg:x="17.533cm" svg:y="16.867cm">
          <text:p text:style-name="P4"><text:span text:style-name="T1">Leaf</text:span></text:p>
          <text:p text:style-name="P4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719cm" svg:height="0.654cm" svg:x="18.114cm" svg:y="16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1.2cm" svg:height="1.1cm" svg:x="17.9cm" svg:y="15.7cm">
          <draw:text-box>
            <text:p text:style-name="P1"><text:span text:style-name="T1">...</text:span></text:p>
          </draw:text-box>
        </draw:frame>
        <draw:frame draw:style-name="gr2" draw:text-style-name="P4" draw:layer="layout" svg:width="1.074cm" svg:height="0.377cm" svg:x="18cm" svg:y="15.19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4" draw:layer="layout" svg:width="1.074cm" svg:height="0.377cm" svg:x="18cm" svg:y="17.71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9" draw:text-style-name="P6" draw:layer="layout" svg:width="1.944cm" svg:height="1.8cm" svg:x="9.7cm" svg:y="22.7cm">
          <text:p text:style-name="P4"><text:span text:style-name="T1">Leaf</text:span></text:p>
          <text:p text:style-name="P4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1.074cm" svg:height="0.377cm" svg:x="10.2cm" svg:y="23.49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custom-shape draw:style-name="gr8" draw:text-style-name="P10" draw:layer="layout" svg:width="0.719cm" svg:height="0.654cm" svg:x="10.281cm" svg:y="2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0.7cm" svg:y1="21.1cm" svg:x2="10.7cm" svg:y2="22.7cm">
          <text:p/>
        </draw:line>
        <draw:custom-shape draw:style-name="gr9" draw:text-style-name="P6" draw:layer="layout" svg:width="1.944cm" svg:height="1.8cm" svg:x="9.7cm" svg:y="24.7cm">
          <text:p text:style-name="P4"><text:span text:style-name="T1">L</text:span><text:span text:style-name="T1">e</text:span><text:span text:style-name="T1">a</text:span><text:span text:style-name="T1">f</text:span></text:p>
          <text:p text:style-name="P4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719cm" svg:height="0.654cm" svg:x="10.281cm" svg:y="2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944cm" svg:height="1.8cm" svg:x="9.733cm" svg:y="27.267cm">
          <text:p text:style-name="P4"><text:span text:style-name="T1">L</text:span><text:span text:style-name="T1">e</text:span><text:span text:style-name="T1">a</text:span><text:span text:style-name="T1">f</text:span></text:p>
          <text:p text:style-name="P4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719cm" svg:height="0.654cm" svg:x="10.314cm" svg:y="26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1.2cm" svg:height="1.1cm" svg:x="10.1cm" svg:y="26.1cm">
          <draw:text-box>
            <text:p text:style-name="P1"><text:span text:style-name="T1">...</text:span></text:p>
          </draw:text-box>
        </draw:frame>
        <draw:frame draw:style-name="gr2" draw:text-style-name="P4" draw:layer="layout" svg:width="1.074cm" svg:height="0.377cm" svg:x="10.2cm" svg:y="25.59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" draw:text-style-name="P4" draw:layer="layout" svg:width="1.074cm" svg:height="0.377cm" svg:x="10.2cm" svg:y="28.115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custom-shape draw:style-name="gr9" draw:text-style-name="P6" draw:layer="layout" svg:width="1.944cm" svg:height="1.8cm" svg:x="17.423cm" svg:y="22.8cm">
          <text:p text:style-name="P4"><text:span text:style-name="T1">Leaf</text:span></text:p>
          <text:p text:style-name="P4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1.074cm" svg:height="0.377cm" svg:x="17.923cm" svg:y="23.59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custom-shape draw:style-name="gr8" draw:text-style-name="P10" draw:layer="layout" svg:width="0.719cm" svg:height="0.654cm" svg:x="18.004cm" svg:y="2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8.423cm" svg:y1="21.2cm" svg:x2="18.423cm" svg:y2="22.8cm">
          <text:p/>
        </draw:line>
        <draw:custom-shape draw:style-name="gr9" draw:text-style-name="P6" draw:layer="layout" svg:width="1.944cm" svg:height="1.8cm" svg:x="17.423cm" svg:y="24.8cm">
          <text:p text:style-name="P4"><text:span text:style-name="T1">L</text:span><text:span text:style-name="T1">e</text:span><text:span text:style-name="T1">a</text:span><text:span text:style-name="T1">f</text:span></text:p>
          <text:p text:style-name="P4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719cm" svg:height="0.654cm" svg:x="18.004cm" svg:y="2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944cm" svg:height="1.8cm" svg:x="17.456cm" svg:y="27.367cm">
          <text:p text:style-name="P4"><text:span text:style-name="T1">Leaf</text:span></text:p>
          <text:p text:style-name="P4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719cm" svg:height="0.654cm" svg:x="18.037cm" svg:y="27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1.2cm" svg:height="1.1cm" svg:x="17.823cm" svg:y="26.2cm">
          <draw:text-box>
            <text:p text:style-name="P1"><text:span text:style-name="T1">...</text:span></text:p>
          </draw:text-box>
        </draw:frame>
        <draw:frame draw:style-name="gr2" draw:text-style-name="P4" draw:layer="layout" svg:width="1.074cm" svg:height="0.377cm" svg:x="17.923cm" svg:y="25.692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4" draw:layer="layout" svg:width="1.074cm" svg:height="0.377cm" svg:x="17.923cm" svg:y="28.21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1" draw:text-style-name="P3" draw:layer="layout" svg:width="4.3cm" svg:height="1.725cm" svg:x="1.2cm" svg:y="22.6cm">
          <draw:text-box>
            <text:p text:style-name="P1"><text:span text:style-name="T1">Demand</text:span></text:p>
          </draw:text-box>
        </draw:frame>
        <draw:frame draw:style-name="gr2" draw:text-style-name="P4" draw:layer="layout" svg:width="0.861cm" svg:height="0.47cm" svg:x="2.839cm" svg:y="23.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line draw:style-name="gr12" draw:text-style-name="P5" draw:layer="layout" svg:x1="6.3cm" svg:y1="9.6cm" svg:x2="6.3cm" svg:y2="11.9cm">
          <text:p/>
        </draw:line>
        <draw:frame draw:style-name="gr13" draw:text-style-name="P12" draw:layer="layout" svg:width="2.9cm" svg:height="0.806cm" svg:x="2.9cm" svg:y="12.194cm">
          <draw:text-box>
            <text:p text:style-name="P11"><text:span text:style-name="T5">rec</text:span><text:span text:style-name="T5">om</text:span><text:span text:style-name="T5">put</text:span><text:span text:style-name="T5">e</text:span></text:p>
          </draw:text-box>
        </draw:frame>
        <draw:frame draw:style-name="gr14" draw:text-style-name="P13" draw:layer="layout" svg:width="0.462cm" svg:height="0.25cm" svg:x="5.526cm" svg:y="12.54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line draw:style-name="gr15" draw:text-style-name="P5" draw:layer="layout" svg:x1="1.8cm" svg:y1="19.8cm" svg:x2="3.8cm" svg:y2="25.7cm">
          <text:p/>
        </draw:line>
        <draw:line draw:style-name="gr15" draw:text-style-name="P5" draw:layer="layout" svg:x1="6.7cm" svg:y1="19.966cm" svg:x2="4.3cm" svg:y2="25.7cm">
          <text:p/>
        </draw:line>
        <draw:frame draw:style-name="gr16" draw:text-style-name="P15" draw:layer="layout" svg:width="1.4cm" svg:height="0.962cm" svg:x="3.3cm" svg:y="25.8cm">
          <draw:text-box>
            <text:p text:style-name="P14"><text:span text:style-name="T6">+=</text:span></text:p>
          </draw:text-box>
        </draw:frame>
        <draw:frame draw:style-name="gr17" draw:text-style-name="P15" draw:layer="layout" svg:width="1.8cm" svg:height="0.962cm" svg:x="3.1cm" svg:y="26.738cm">
          <draw:text-box>
            <text:p text:style-name="P14"><text:span text:style-name="T6">PQ</text:span></text:p>
          </draw:text-box>
        </draw:frame>
        <draw:line draw:style-name="gr12" draw:text-style-name="P5" draw:layer="layout" svg:x1="6.3cm" svg:y1="12cm" svg:x2="6.3cm" svg:y2="14.3cm">
          <text:p/>
        </draw:line>
        <draw:line draw:style-name="gr12" draw:text-style-name="P5" draw:layer="layout" svg:x1="6.3cm" svg:y1="14.4cm" svg:x2="6.3cm" svg:y2="16.7cm">
          <text:p/>
        </draw:line>
        <draw:line draw:style-name="gr12" draw:text-style-name="P5" draw:layer="layout" svg:x1="12.9cm" svg:y1="21.9cm" svg:x2="16.3cm" svg:y2="21.9cm">
          <text:p/>
        </draw:line>
        <draw:line draw:style-name="gr12" draw:text-style-name="P5" draw:layer="layout" svg:x1="9.3cm" svg:y1="21.9cm" svg:x2="12.7cm" svg:y2="21.9cm">
          <text:p/>
        </draw:line>
        <draw:line draw:style-name="gr12" draw:text-style-name="P5" draw:layer="layout" svg:x1="16.4cm" svg:y1="21.9cm" svg:x2="19.8cm" svg:y2="21.9cm">
          <text:p/>
        </draw:line>
        <draw:frame draw:style-name="gr13" draw:text-style-name="P12" draw:layer="layout" svg:width="2.9cm" svg:height="0.806cm" svg:x="13.112cm" svg:y="22.3cm">
          <draw:text-box>
            <text:p text:style-name="P11"><text:span text:style-name="T5">recompute</text:span></text:p>
          </draw:text-box>
        </draw:frame>
        <draw:frame draw:style-name="gr14" draw:text-style-name="P13" draw:layer="layout" svg:width="0.462cm" svg:height="0.25cm" svg:x="15.738cm" svg:y="22.65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4" draw:text-style-name="P13" draw:layer="layout" svg:width="1.688cm" svg:height="0.47cm" svg:x="1cm" svg:y="28.9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line draw:style-name="gr15" draw:text-style-name="P5" draw:layer="layout" svg:x1="16.9cm" svg:y1="23.1cm" svg:x2="16.9cm" svg:y2="28.9cm">
          <text:p/>
        </draw:line>
        <draw:line draw:style-name="gr15" draw:text-style-name="P5" draw:layer="layout" svg:x1="9.1cm" svg:y1="22.9cm" svg:x2="9.1cm" svg:y2="28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1T16:41:48.652099589</meta:creation-date>
    <dc:date>2019-11-12T18:10:52.425387446</dc:date>
    <meta:editing-duration>PT23H22M15S</meta:editing-duration>
    <meta:editing-cycles>19</meta:editing-cycles>
    <meta:generator>LibreOffice/6.1.4.2$Linux_X86_64 LibreOffice_project/10$Build-2</meta:generator>
    <meta:document-statistic meta:object-count="110"/>
  </office:meta>
</office:document-meta>
</file>

<file path=Object 1/content.xml><?xml version="1.0" encoding="utf-8"?>
<math xmlns="http://www.w3.org/1998/Math/MathML" display="block">
  <semantics>
    <mrow>
      <mi>D</mi>
      <msub>
        <mi>θ</mi>
        <mi>R</mi>
      </msub>
      <msub>
        <mi>θ</mi>
        <mi>I</mi>
      </msub>
    </mrow>
    <annotation encoding="StarMath 5.0">D %theta_{R} %theta_{I}</annotation>
  </semantics>
</math>
</file>

<file path=Object 10/content.xml><?xml version="1.0" encoding="utf-8"?>
<math xmlns="http://www.w3.org/1998/Math/MathML" display="block">
  <semantics>
    <mrow>
      <msub>
        <mi>π</mi>
        <mi>R</mi>
      </msub>
      <msub>
        <mi>π</mi>
        <mi>I</mi>
      </msub>
    </mrow>
    <annotation encoding="StarMath 5.0">%pi_{R} %pi_{I}</annotation>
  </semantics>
</math>
</file>

<file path=Object 11/content.xml><?xml version="1.0" encoding="utf-8"?>
<math xmlns="http://www.w3.org/1998/Math/MathML" display="block">
  <semantics>
    <mrow>
      <msub>
        <mi>π</mi>
        <mi>R</mi>
      </msub>
      <msub>
        <mi>π</mi>
        <mi>I</mi>
      </msub>
    </mrow>
    <annotation encoding="StarMath 5.0">%pi_{R} %pi_{I}</annotation>
  </semantics>
</math>
</file>

<file path=Object 12/content.xml><?xml version="1.0" encoding="utf-8"?>
<math xmlns="http://www.w3.org/1998/Math/MathML" display="block">
  <semantics>
    <mrow>
      <msub>
        <mi>π</mi>
        <mi>R</mi>
      </msub>
      <msub>
        <mi>π</mi>
        <mi>I</mi>
      </msub>
    </mrow>
    <annotation encoding="StarMath 5.0">%pi_{R} %pi_{I}</annotation>
  </semantics>
</math>
</file>

<file path=Object 13/content.xml><?xml version="1.0" encoding="utf-8"?>
<math xmlns="http://www.w3.org/1998/Math/MathML" display="block">
  <semantics>
    <mrow>
      <msub>
        <mi>π</mi>
        <mi>R</mi>
      </msub>
      <msub>
        <mi>π</mi>
        <mi>I</mi>
      </msub>
    </mrow>
    <annotation encoding="StarMath 5.0">%pi_{R} %pi_{I}</annotation>
  </semantics>
</math>
</file>

<file path=Object 14/content.xml><?xml version="1.0" encoding="utf-8"?>
<math xmlns="http://www.w3.org/1998/Math/MathML" display="block">
  <semantics>
    <mrow>
      <msub>
        <mi>π</mi>
        <mi>R</mi>
      </msub>
      <msub>
        <mi>π</mi>
        <mi>I</mi>
      </msub>
    </mrow>
    <annotation encoding="StarMath 5.0">%pi_{R} %pi_{I}</annotation>
  </semantics>
</math>
</file>

<file path=Object 15/content.xml><?xml version="1.0" encoding="utf-8"?>
<math xmlns="http://www.w3.org/1998/Math/MathML" display="block">
  <semantics>
    <mrow>
      <mi>α</mi>
      <mi>β</mi>
      <mi>R</mi>
      <mi>X</mi>
      <msub>
        <mi>π</mi>
        <mi>R</mi>
      </msub>
      <msub>
        <mi>π</mi>
        <mi>I</mi>
      </msub>
    </mrow>
    <annotation encoding="StarMath 5.0">%alpha %beta R X %pi_{R} %pi_{I}</annotation>
  </semantics>
</math>
</file>

<file path=Object 16/content.xml><?xml version="1.0" encoding="utf-8"?>
<math xmlns="http://www.w3.org/1998/Math/MathML" display="block">
  <semantics>
    <mrow>
      <mi>P</mi>
      <mi>Q</mi>
    </mrow>
    <annotation encoding="StarMath 5.0">P Q</annotation>
  </semantics>
</math>
</file>

<file path=Object 17/content.xml><?xml version="1.0" encoding="utf-8"?>
<math xmlns="http://www.w3.org/1998/Math/MathML" display="block">
  <semantics>
    <mi>π</mi>
    <annotation encoding="StarMath 5.0">%pi</annotation>
  </semantics>
</math>
</file>

<file path=Object 18/content.xml><?xml version="1.0" encoding="utf-8"?>
<math xmlns="http://www.w3.org/1998/Math/MathML" display="block">
  <semantics>
    <mi>π</mi>
    <annotation encoding="StarMath 5.0">%pi</annotation>
  </semantics>
</math>
</file>

<file path=Object 19/content.xml><?xml version="1.0" encoding="utf-8"?>
<math xmlns="http://www.w3.org/1998/Math/MathML" display="block">
  <semantics>
    <mrow>
      <mi>π</mi>
      <mo stretchy="false">+</mo>
      <mi mathvariant="italic">const</mi>
    </mrow>
    <annotation encoding="StarMath 5.0">%pi+const</annotation>
  </semantics>
</math>
</file>

<file path=Object 2/content.xml><?xml version="1.0" encoding="utf-8"?>
<math xmlns="http://www.w3.org/1998/Math/MathML" display="block">
  <semantics>
    <mrow>
      <mi mathvariant="italic">last</mi>
      <mi>D</mi>
      <msub>
        <mi>θ</mi>
        <mi>R</mi>
      </msub>
      <msub>
        <mi>θ</mi>
        <mi>I</mi>
      </msub>
    </mrow>
    <annotation encoding="StarMath 5.0">last
D %theta_{R} %theta_{I}</annotation>
  </semantics>
</math>
</file>

<file path=Object 3/content.xml><?xml version="1.0" encoding="utf-8"?>
<math xmlns="http://www.w3.org/1998/Math/MathML" display="block">
  <semantics>
    <mrow>
      <msub>
        <mi>π</mi>
        <mi>R</mi>
      </msub>
      <msub>
        <mi>π</mi>
        <mi>I</mi>
      </msub>
    </mrow>
    <annotation encoding="StarMath 5.0">%pi_{R} %pi_{I}</annotation>
  </semantics>
</math>
</file>

<file path=Object 4/content.xml><?xml version="1.0" encoding="utf-8"?>
<math xmlns="http://www.w3.org/1998/Math/MathML" display="block">
  <semantics>
    <mrow>
      <msub>
        <mi>π</mi>
        <mi>R</mi>
      </msub>
      <msub>
        <mi>π</mi>
        <mi>I</mi>
      </msub>
    </mrow>
    <annotation encoding="StarMath 5.0">%pi_{R} %pi_{I}</annotation>
  </semantics>
</math>
</file>

<file path=Object 5/content.xml><?xml version="1.0" encoding="utf-8"?>
<math xmlns="http://www.w3.org/1998/Math/MathML" display="block">
  <semantics>
    <mrow>
      <msub>
        <mi>π</mi>
        <mi>R</mi>
      </msub>
      <msub>
        <mi>π</mi>
        <mi>I</mi>
      </msub>
    </mrow>
    <annotation encoding="StarMath 5.0">%pi_{R} %pi_{I}</annotation>
  </semantics>
</math>
</file>

<file path=Object 6/content.xml><?xml version="1.0" encoding="utf-8"?>
<math xmlns="http://www.w3.org/1998/Math/MathML" display="block">
  <semantics>
    <mrow>
      <msub>
        <mi>π</mi>
        <mi>R</mi>
      </msub>
      <msub>
        <mi>π</mi>
        <mi>I</mi>
      </msub>
    </mrow>
    <annotation encoding="StarMath 5.0">%pi_{R} %pi_{I}</annotation>
  </semantics>
</math>
</file>

<file path=Object 7/content.xml><?xml version="1.0" encoding="utf-8"?>
<math xmlns="http://www.w3.org/1998/Math/MathML" display="block">
  <semantics>
    <mrow>
      <msub>
        <mi>π</mi>
        <mi>R</mi>
      </msub>
      <msub>
        <mi>π</mi>
        <mi>I</mi>
      </msub>
    </mrow>
    <annotation encoding="StarMath 5.0">%pi_{R} %pi_{I}</annotation>
  </semantics>
</math>
</file>

<file path=Object 8/content.xml><?xml version="1.0" encoding="utf-8"?>
<math xmlns="http://www.w3.org/1998/Math/MathML" display="block">
  <semantics>
    <mrow>
      <msub>
        <mi>π</mi>
        <mi>R</mi>
      </msub>
      <msub>
        <mi>π</mi>
        <mi>I</mi>
      </msub>
    </mrow>
    <annotation encoding="StarMath 5.0">%pi_{R} %pi_{I}</annotation>
  </semantics>
</math>
</file>

<file path=Object 9/content.xml><?xml version="1.0" encoding="utf-8"?>
<math xmlns="http://www.w3.org/1998/Math/MathML" display="block">
  <semantics>
    <mrow>
      <msub>
        <mi>π</mi>
        <mi>R</mi>
      </msub>
      <msub>
        <mi>π</mi>
        <mi>I</mi>
      </msub>
    </mrow>
    <annotation encoding="StarMath 5.0">%pi_{R} %pi_{I}</annotation>
  </semantics>
</math>
</file>